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902cm" table:align="margins"/>
    </style:style>
    <style:style style:name="Tabella1.A" style:family="table-column">
      <style:table-column-properties style:column-width="2.487cm" style:rel-column-width="7797*"/>
    </style:style>
    <style:style style:name="Tabella1.B" style:family="table-column">
      <style:table-column-properties style:column-width="18.415cm" style:rel-column-width="57738*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row-height="4.001cm"/>
    </style:style>
    <style:style style:name="Tabella1.A2" style:family="table-cell">
      <style:table-cell-properties style:vertical-align="middle" fo:padding="0.097cm" fo:border="none"/>
    </style:style>
    <style:style style:name="Tabella1.3" style:family="table-row">
      <style:table-row-properties style:row-height="9.8cm"/>
    </style:style>
    <style:style style:name="Tabella1.4" style:family="table-row">
      <style:table-row-properties style:min-row-height="0.011cm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87f49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a2d40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Text_20_body" style:master-page-name="">
      <style:paragraph-properties fo:margin-top="0cm" fo:margin-bottom="0cm" loext:contextual-spacing="false" fo:line-height="150%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8fec74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5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40pt" fo:font-style="normal" style:text-underline-style="none" fo:font-weight="bold" officeooo:rsid="0010b5bd" officeooo:paragraph-rsid="009e2423" style:font-name-asian="SimSun" style:font-size-asian="40pt" style:font-style-asian="normal" style:font-weight-asian="bold" style:font-name-complex="Tahoma" style:font-size-complex="40pt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6db25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c6cf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4d42c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0ccd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a0ea2a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00%" fo:text-align="justify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74df1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6pt" fo:font-style="normal" style:text-underline-style="none" fo:font-weight="bold" officeooo:rsid="0010b5bd" officeooo:paragraph-rsid="00a434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100%" fo:text-align="center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a4343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T1" style:family="text">
      <style:text-properties officeooo:rsid="008fec7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fec74" style:font-weight-asian="normal" style:font-weight-complex="normal"/>
    </style:style>
    <style:style style:name="T4" style:family="text">
      <style:text-properties fo:font-weight="normal" officeooo:rsid="0010b5bd" style:font-weight-asian="normal" style:font-weight-complex="normal"/>
    </style:style>
    <style:style style:name="T5" style:family="text">
      <style:text-properties officeooo:rsid="0010b5bd"/>
    </style:style>
    <style:style style:name="T6" style:family="text">
      <style:text-properties officeooo:rsid="00a0ea2a"/>
    </style:style>
    <style:style style:name="T7" style:family="text">
      <style:text-properties style:font-name="Verdana"/>
    </style:style>
    <style:style style:name="T8" style:family="text">
      <style:text-properties style:font-name="Verdana" fo:font-size="6pt" style:font-size-asian="6pt" style:font-size-complex="6pt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2"><text:placeholder text:placeholder-type="text">&lt;for each="o in get_objects(data)"&gt;</text:placeholder></text:p>
          </table:table-cell>
          <table:covered-table-cell/>
        </table:table-row>
        <table:table-row table:style-name="Tabella1.2">
          <table:table-cell table:style-name="Tabella1.A2" office:value-type="string">
            <text:p text:style-name="P5"><text:placeholder text:placeholder-type="text">&lt;o.name&gt;</text:placeholder></text:p>
          </table:table-cell>
          <table:table-cell table:style-name="Tabella1.A1" office:value-type="string">
            <text:p text:style-name="P12"><text:span text:style-name="T7"><text:placeholder text:placeholder-type="text">&lt;if test="o.order_id.mode == 'WH'"&gt;</text:placeholder></text:span><draw:frame draw:style-name="fr1" draw:name="image:asimage(o.sscc_image)" text:anchor-type="as-char" style:rel-width="scale" svg:height="2.475cm" style:rel-height="65%" draw:z-index="0"><draw:text-box fo:min-width="2.131cm"><text:p text:style-name="P1"/></draw:text-box></draw:frame></text:p>
            <text:p text:style-name="P13"><text:placeholder text:placeholder-type="text">&lt;o.sscc&gt;</text:placeholder><text:span text:style-name="T8"><text:placeholder text:placeholder-type="text">&lt;/if&gt;</text:placeholder></text:span></text:p>
          </table:table-cell>
        </table:table-row>
        <table:table-row table:style-name="Tabella1.3">
          <table:table-cell table:style-name="Tabella1.A1" table:number-columns-spanned="2" office:value-type="string">
            <text:p text:style-name="P4"><text:span text:style-name="T1">Nave:</text:span><text:span text:style-name="T3"> </text:span><text:span text:style-name="T2"><text:placeholder text:placeholder-type="text">&lt;o.order_id.entity_name&gt;</text:placeholder></text:span></text:p>
            <text:p text:style-name="P8">Destinazione: </text:p>
            <text:p text:style-name="P7"><text:placeholder text:placeholder-type="text">&lt;o.order_id.destination_id.name&gt;</text:placeholder></text:p>
            <text:p text:style-name="P7"><text:placeholder text:placeholder-type="text">&lt;o.order_id.delivery_at&gt;</text:placeholder></text:p>
            <text:p text:style-name="P6"><text:placeholder text:placeholder-type="text">&lt;o.order_id.delivery_address&gt;</text:placeholder></text:p>
            <text:p text:style-name="P9"><text:span text:style-name="T5">C</text:span>onsegna:<text:span text:style-name="T2"> </text:span><text:span text:style-name="T4"><text:placeholder text:placeholder-type="text">&lt;o.order_id.delivery_date&gt;</text:placeholder></text:span></text:p>
            <text:p text:style-name="P9"><text:span text:style-name="T5">O</text:span>rdine <text:span text:style-name="T6">MSC</text:span>:<text:span text:style-name="T2"> </text:span><text:span text:style-name="T4"><text:placeholder text:placeholder-type="text">&lt;o.order_id.name.split('-')[0]&gt;</text:placeholder></text:span></text:p>
            <text:p text:style-name="P10"><text:span text:style-name="T5">Ordine GFD:</text:span><text:span text:style-name="T4"> </text:span><text:span text:style-name="T4"><text:placeholder text:placeholder-type="text">&lt;o.order_id.company_order&gt;</text:placeholder></text:span></text:p>
          </table:table-cell>
          <table:covered-table-cell/>
        </table:table-row>
        <table:table-row table:style-name="Tabella1.4"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5cm" style:num-format="1" style:print-orientation="landscape" fo:margin-top="0.049cm" fo:margin-bottom="0.049cm" fo:margin-left="0.049cm" fo:margin-right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9-11-18T10:11:38.036985270</dc:date>
    <dc:creator>thebrush </dc:creator>
    <meta:editing-duration>PT6H34M34S</meta:editing-duration>
    <meta:editing-cycles>148</meta:editing-cycles>
    <meta:document-statistic meta:table-count="1" meta:image-count="0" meta:object-count="0" meta:page-count="2" meta:paragraph-count="13" meta:word-count="25" meta:character-count="343" meta:non-whitespace-character-count="330"/>
  </office:meta>
</office:document-meta>
</file>